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2: Funciones.<text:line-break/>Estructura y funciones. </text:p>
      <text:list xml:id="list7716499932849065505" text:style-name="L1">
        <text:list-item>
          <text:p text:style-name="P4">Realice una función que pida por teclado un año e indique si es bisiesto. </text:p>
        </text:list-item>
        <text:list-item>
          <text:p text:style-name="P4">Realice una función que pida por teclado 3 números correspondientes a una fecha y valide si la fecha es correcta. </text:p>
        </text:list-item>
        <text:list-item>
          <text:p text:style-name="P4">Realice una función que pida por teclado 3 números correspondientes a una fecha de nacimiento valida e indique la edad de la persona. </text:p>
        </text:list-item>
        <text:list-item>
          <text:p text:style-name="P2">Realice una función que dadas dos fechas de nacimiento validas indique cual persona tiene mayor edad. </text:p>
        </text:list-item>
      </text:list>
      <text:p text:style-name="Text_20_body"><text:line-break/>Recursividad </text:p>
      <text:list xml:id="list2215021081340298165" text:style-name="L2">
        <text:list-item>
          <text:p text:style-name="P5">Determinar la potencia de un numero con funciones recursivas. </text:p>
        </text:list-item>
        <text:list-item>
          <text:p text:style-name="P5">Ingresar una palabra y determinar si es palindroma o no. </text:p>
        </text:list-item>
        <text:list-item>
          <text:p text:style-name="P3">Ordene un vector de enteros utilizando el algoritmo quicksort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9:54:09.270190649</meta:creation-date>
    <dc:date>2018-05-27T19:54:40.421909947</dc:date>
    <meta:editing-duration>PT33S</meta:editing-duration>
    <meta:editing-cycles>1</meta:editing-cycles>
    <meta:document-statistic meta:table-count="0" meta:image-count="0" meta:object-count="0" meta:page-count="1" meta:paragraph-count="9" meta:word-count="115" meta:character-count="682" meta:non-whitespace-character-count="573"/>
    <meta:generator>LibreOffice/5.1.6.2$Linux_X86_64 LibreOffice_project/10m0$Build-2</meta:generator>
  </office:meta>
</office:document-meta>
</file>